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F4" style:family="table-cell" style:data-style-name="N37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B4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B10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3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6" style:family="paragraph" style:parent-style-name="Heading_20_3">
      <style:paragraph-properties style:snap-to-layout-grid="false"/>
      <style:text-properties fo:font-weight="bold" style:font-weight-asian="bold"/>
    </style:style>
    <style:style style:name="P17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8" style:family="paragraph" style:parent-style-name="Heading_20_4">
      <style:text-properties style:font-name="Helvetica" style:font-name-complex="Helvetica"/>
    </style:style>
    <style:style style:name="P1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0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1" style:family="paragraph" style:parent-style-name="Heading_20_1">
      <style:text-properties fo:font-weight="bold" style:font-weight-asian="bold"/>
    </style:style>
    <style:style style:name="P22" style:family="paragraph" style:parent-style-name="Heading_20_1">
      <style:paragraph-properties style:snap-to-layout-grid="false"/>
      <style:text-properties fo:font-weight="bold" style:font-weight-asian="bold"/>
    </style:style>
    <style:style style:name="P23" style:family="paragraph" style:parent-style-name="Heading_20_1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2" text:outline-level="1"/>
          </table:table-cell>
          <table:table-cell table:style-name="Table1.A2" table:number-columns-spanned="2" office:value-type="string">
            <text:h text:style-name="P1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21" text:outline-level="1">Project</text:h>
          </table:table-cell>
          <table:table-cell table:style-name="Table1.A3" table:number-columns-spanned="3" office:value-type="string">
            <text:h text:style-name="P1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float" office:value="42">
            <text:p text:style-name="P6">4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0-20">
            <text:p text:style-name="P6">20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6731223958700627327" text:style-name="L1">
              <text:list-item>
                <text:p text:style-name="P12">successful first meeting with the team</text:p>
              </text:list-item>
              <text:list-item>
                <text:p text:style-name="P12">made Google calendar for the team and added all the team members</text:p>
              </text:list-item>
              <text:list-item>
                <text:p text:style-name="P12">made Google spreadsheet document for brain storming, making notes and other things and added all the team members</text:p>
              </text:list-item>
              <text:list-item>
                <text:p text:style-name="P12">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190273646603936912" text:style-name="L2">
              <text:list-item>
                <text:p text:style-name="P13">communication with the team was at first inefficient, Skype was not working so good</text:p>
              </text:list-item>
              <text:list-item>
                <text:p text:style-name="P13">we still don't know what we have to do for the project, I hope we will know more after the meeting with the customers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4742393545300602367" text:style-name="L3">
              <text:list-item>
                <text:p text:style-name="P14">meet with the customers and get insight in the requirements and work that needs to be done</text:p>
              </text:list-item>
              <text:list-item>
                <text:p text:style-name="P14">agree between the group members what are the preferences for development technology and other team policies</text:p>
              </text:list-item>
              <text:list-item>
                <text:p text:style-name="P14">working intensively on the documentation</text:p>
              </text:list-item>
              <text:list-item>
                <text:p text:style-name="P14">setting the environment for the developmen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8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3" text:outline-level="1">Monday</text:h>
          </table:table-cell>
          <table:table-cell table:style-name="Table4.B4" office:value-type="float" office:value="1">
            <text:p text:style-name="P10">1</text:p>
          </table:table-cell>
          <table:table-cell table:style-name="Table4.A2" office:value-type="string">
            <text:p text:style-name="P10">first questionnaires for the course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B4" office:value-type="float" office:value="1">
            <text:p text:style-name="P10">1</text:p>
          </table:table-cell>
          <table:table-cell table:style-name="Table4.A2" office:value-type="string">
            <text:p text:style-name="P10">cultural differences homework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B4" office:value-type="float" office:value="2">
            <text:p text:style-name="P10">2</text:p>
          </table:table-cell>
          <table:table-cell table:style-name="Table4.A2" office:value-type="string">
            <text:p text:style-name="P10">getting contacts of the crew, changing picture on the site , studying docu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B4" office:value-type="float" office:value="4">
            <text:p text:style-name="P10">4</text:p>
          </table:table-cell>
          <table:table-cell table:style-name="Table4.A2" office:value-type="string">
            <text:p text:style-name="P10">meeting with the team members, initial work, creating the Google calendar, editing “DSD project” Google spreadsheet docu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B10" office:value-type="float" office:value="6">
            <text:p text:style-name="P10">6</text:p>
          </table:table-cell>
          <table:table-cell table:style-name="Table4.A10" office:value-type="string">
            <text:p text:style-name="P10">week report, minutes of meeting, other documentation, questionnaires for the customer <text:s/>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B11" office:value-type="float" office:value="14">
            <text:p text:style-name="P15">14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0-21T00:59:40.06</dc:date>
    <meta:print-date>1998-10-09T11:53:00</meta:print-date>
    <meta:editing-cycles>14</meta:editing-cycles>
    <meta:editing-duration>PT57M1S</meta:editing-duration>
    <meta:generator>OpenOffice/4.0.1$Win32 OpenOffice.org_project/401m5$Build-9714</meta:generator>
    <meta:document-statistic meta:table-count="4" meta:image-count="3" meta:object-count="0" meta:page-count="2" meta:paragraph-count="46" meta:word-count="219" meta:character-count="1290"/>
  </office:meta>
</office:document-meta>
</file>